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2335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LBERTO FRANCISCO KUMMER NETO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LEXANDRE CERVI SOARES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DAVI FELIPE RUSSI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ÉDER JOHN SCHEID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ELIPE PEDROZO MAIA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ELIPE SANTOS DA SILVA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ERNANDO WEBER ALBIERO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USTAVO AGOSTINI DEVITTE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HENRY EMANUEL LEAL CAGNINI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ESSICA LETICIA FELIX MOUTA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OTÁVIO RODRIGUES MACHADO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AFAEL ALESSANDRO KREUTZ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ICARDO LUIZ PAUL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UBENS ANDREAS SAUTTER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VANDERLAN DUPONT DE OLIVEIRA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VINICIUS STEIN DANI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YURI KUNDE SCHLESNER</text:p>
          </table:table-cell>
          <table:table-cell office:value-type="float" office:value="2014">
            <text:p>20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1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13:44</dc:date>
    <meta:document-statistic meta:table-count="1" meta:cell-count="72" meta:object-count="0"/>
    <meta:generator>OpenOffice.org/3.4.1$Unix OpenOffice.org_project/341m1$Build-9593</meta:generator>
  </office:meta>
</office:document-meta>
</file>